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55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35.01pt"/>
    </style:style>
    <style:style style:name="co5" style:family="table-column">
      <style:table-column-properties fo:break-before="auto" style:column-width="32.2pt"/>
    </style:style>
    <style:style style:name="co6" style:family="table-column">
      <style:table-column-properties fo:break-before="auto" style:column-width="33.31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2.74pt"/>
    </style:style>
    <style:style style:name="co9" style:family="table-column">
      <style:table-column-properties fo:break-before="auto" style:column-width="34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order="0.06pt solid #000000"/>
    </style:style>
    <style:style style:name="ce4" style:family="table-cell" style:parent-style-name="Default" style:data-style-name="N4">
      <style:table-cell-properties fo:background-color="#dee6ef"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"/>
    <style:style style:name="ce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e6ef" fo:border="0.06pt solid #000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729fc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 1" table:style-name="ta1"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2" calcext:value-type="float">
            <text:p>2.00</text:p>
          </table:table-cell>
          <table:table-cell table:style-name="ce3" office:value-type="float" office:value="4" calcext:value-type="float">
            <text:p>4.00</text:p>
          </table:table-cell>
          <table:table-cell table:style-name="ce3" office:value-type="float" office:value="8" calcext:value-type="float">
            <text:p>8.00</text:p>
          </table:table-cell>
          <table:table-cell table:style-name="ce3" office:value-type="float" office:value="16" calcext:value-type="float">
            <text:p>16.00</text:p>
          </table:table-cell>
        </table:table-row>
        <table:table-row table:style-name="ro1">
          <table:table-cell table:style-name="ce2" office:value-type="string" calcext:value-type="string">
            <text:p>Experts</text:p>
          </table:table-cell>
          <table:table-cell table:number-columns-repeated="5" table:style-name="ce4"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string" calcext:value-type="string">
            <text:p>Result</text:p>
          </table:table-cell>
          <table:table-cell table:style-name="ce4" table:formula="of:=[.B2]*[.B1]+[.C2]*[.C1]+[.D2]*[.D1]+[.E1]*[.E2]+[.F2]*[.F1]" office:value-type="float" office:value="31" calcext:value-type="float">
            <text:p>31.00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strictions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formula="of:=[.B2]+[.C2]+[.D2]+[.E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]+[.E2]+[.F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C2]+[.D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]+[.E2]+[.F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B2]+[.C2]+[.D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C2]+[.D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E2]+[.F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2]+[.F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.C2]+[.D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E2]+[.F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Task 3" table:style-name="ta1"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K</text:p>
          </table:table-cell>
          <table:table-cell/>
        </table:table-row>
        <table:table-row table:style-name="ro1">
          <table:table-cell table:style-name="ce6" office:value-type="float" office:value="0.765" calcext:value-type="float">
            <text:p>0.765</text:p>
          </table:table-cell>
          <table:table-cell/>
        </table:table-row>
        <table:table-row table:style-name="ro1">
          <table:table-cell table:style-name="ce6" office:value-type="float" office:value="0.815" calcext:value-type="float">
            <text:p>0.815</text:p>
          </table:table-cell>
          <table:table-cell/>
        </table:table-row>
        <table:table-row table:style-name="ro1">
          <table:table-cell table:style-name="ce6" office:value-type="float" office:value="0.8" calcext:value-type="float">
            <text:p>0.8</text:p>
          </table:table-cell>
          <table:table-cell/>
        </table:table-row>
        <table:table-row table:style-name="ro1">
          <table:table-cell table:style-name="ce6" office:value-type="float" office:value="0.9" calcext:value-type="float">
            <text:p>0.9</text:p>
          </table:table-cell>
          <table:table-cell/>
        </table:table-row>
        <table:table-row table:style-name="ro1">
          <table:table-cell table:style-name="ce6" office:value-type="float" office:value="0.735" calcext:value-type="float">
            <text:p>0.7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K MAX</text:p>
          </table:table-cell>
          <table:table-cell table:style-name="ce9" table:formula="of:=MAX([.A2:.A6]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Result</text:p>
          </table:table-cell>
          <table:table-cell table:style-name="ce9" table:formula="of:=(3*SUM([.A2:.A6]))/(2*[.B8])" office:value-type="float" office:value="6.69166666666667" calcext:value-type="float">
            <text:p>6.69166666666667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formula="of:=19/41" office:value-type="float" office:value="0.463414634146341" calcext:value-type="float">
            <text:p>0.463414634146341</text:p>
          </table:table-cell>
        </table:table-row>
      </table:table>
      <table:table table:name="Task 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8" table:default-cell-style-name="ce9"/>
        <table:table-column table:style-name="co9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table:style-name="ce10"/>
          <table:table-cell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M I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3" calcext:value-type="float">
            <text:p>43</text:p>
          </table:table-cell>
          <table:table-cell table:style-name="ce9" table:formula="of:=(MAX([.C$2:.C$6])-[.C2])/(MAX([.C$2:.C$6])-MIN([.C$2:.C$6]))" office:value-type="float" office:value="0.645161290322581" calcext:value-type="float">
            <text:p>0.645161290322581</text:p>
          </table:table-cell>
          <table:table-cell table:formula="of:=(MAX([.D$2:.D$6])-[.D2])/(MAX([.D$2:.D$6])-MIN([.D$2:.D$6]))" office:value-type="float" office:value="0.333333333333333" calcext:value-type="float">
            <text:p>0.333333333333333</text:p>
          </table:table-cell>
          <table:table-cell table:style-name="ce9" table:formula="of:=(MAX([.E$2:.E$6])-[.E2])/(MAX([.E$2:.E$6])-MIN([.E$2:.E$6]))" office:value-type="float" office:value="0.452380952380952" calcext:value-type="float">
            <text:p>0.452380952380952</text:p>
          </table:table-cell>
          <table:table-cell table:style-name="ce9" table:formula="of:=(MAX([.F$2:.F$6])-[.F2])/(MAX([.F$2:.F$6])-MIN([.F$2:.F$6]))" office:value-type="float" office:value="1" calcext:value-type="float">
            <text:p>1</text:p>
          </table:table-cell>
          <table:table-cell table:style-name="ce9" table:formula="of:=(MAX([.G$2:.G$6])-[.G2])/(MAX([.G$2:.G$6])-MIN([.G$2:.G$6]))" office:value-type="float" office:value="1" calcext:value-type="float">
            <text:p>1</text:p>
          </table:table-cell>
          <table:table-cell table:style-name="ce9" table:formula="of:=(MAX([.H$2:.H$6])-[.H2])/(MAX([.H$2:.H$6])-MIN([.H$2:.H$6]))" office:value-type="float" office:value="1" calcext:value-type="float">
            <text:p>1</text:p>
          </table:table-cell>
          <table:table-cell table:style-name="ce9" table:formula="of:=(MAX([.I$2:.I$6])-[.I2])/(MAX([.I$2:.I$6])-MIN([.I$2:.I$6]))" office:value-type="float" office:value="0.0512820512820513" calcext:value-type="float">
            <text:p>0.051282051282051</text:p>
          </table:table-cell>
        </table:table-row>
        <table:table-row table:style-name="ro1">
          <table:table-cell table:number-columns-repeated="2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" calcext:value-type="float">
            <text:p>6</text:p>
          </table:table-cell>
          <table:table-cell table:style-name="ce9" table:formula="of:=(MAX([.C$2:.C$6])-[.C3])/(MAX([.C$2:.C$6])-MIN([.C$2:.C$6]))" office:value-type="float" office:value="0.774193548387097" calcext:value-type="float">
            <text:p>0.774193548387097</text:p>
          </table:table-cell>
          <table:table-cell table:formula="of:=(MAX([.D$2:.D$6])-[.D3])/(MAX([.D$2:.D$6])-MIN([.D$2:.D$6]))" office:value-type="float" office:value="0" calcext:value-type="float">
            <text:p>0</text:p>
          </table:table-cell>
          <table:table-cell table:style-name="ce9" table:formula="of:=(MAX([.E$2:.E$6])-[.E3])/(MAX([.E$2:.E$6])-MIN([.E$2:.E$6]))" office:value-type="float" office:value="1" calcext:value-type="float">
            <text:p>1</text:p>
          </table:table-cell>
          <table:table-cell table:style-name="ce9" table:formula="of:=(MAX([.F$2:.F$6])-[.F3])/(MAX([.F$2:.F$6])-MIN([.F$2:.F$6]))" office:value-type="float" office:value="0.358974358974359" calcext:value-type="float">
            <text:p>0.358974358974359</text:p>
          </table:table-cell>
          <table:table-cell table:style-name="ce9" table:formula="of:=(MAX([.G$2:.G$6])-[.G3])/(MAX([.G$2:.G$6])-MIN([.G$2:.G$6]))" office:value-type="float" office:value="0.407407407407407" calcext:value-type="float">
            <text:p>0.407407407407407</text:p>
          </table:table-cell>
          <table:table-cell table:style-name="ce9" table:formula="of:=(MAX([.H$2:.H$6])-[.H3])/(MAX([.H$2:.H$6])-MIN([.H$2:.H$6]))" office:value-type="float" office:value="0" calcext:value-type="float">
            <text:p>0</text:p>
          </table:table-cell>
          <table:table-cell table:style-name="ce9" table:formula="of:=(MAX([.I$2:.I$6])-[.I3])/(MAX([.I$2:.I$6])-MIN([.I$2:.I$6])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17" calcext:value-type="float">
            <text:p>17</text:p>
          </table:table-cell>
          <table:table-cell table:style-name="ce9" table:formula="of:=(MAX([.C$2:.C$6])-[.C4])/(MAX([.C$2:.C$6])-MIN([.C$2:.C$6]))" office:value-type="float" office:value="0.935483870967742" calcext:value-type="float">
            <text:p>0.935483870967742</text:p>
          </table:table-cell>
          <table:table-cell table:formula="of:=(MAX([.D$2:.D$6])-[.D4])/(MAX([.D$2:.D$6])-MIN([.D$2:.D$6]))" office:value-type="float" office:value="1" calcext:value-type="float">
            <text:p>1</text:p>
          </table:table-cell>
          <table:table-cell table:style-name="ce9" table:formula="of:=(MAX([.E$2:.E$6])-[.E4])/(MAX([.E$2:.E$6])-MIN([.E$2:.E$6]))" office:value-type="float" office:value="0.476190476190476" calcext:value-type="float">
            <text:p>0.476190476190476</text:p>
          </table:table-cell>
          <table:table-cell table:style-name="ce9" table:formula="of:=(MAX([.F$2:.F$6])-[.F4])/(MAX([.F$2:.F$6])-MIN([.F$2:.F$6]))" office:value-type="float" office:value="0.82051282051282" calcext:value-type="float">
            <text:p>0.82051282051282</text:p>
          </table:table-cell>
          <table:table-cell table:style-name="ce9" table:formula="of:=(MAX([.G$2:.G$6])-[.G4])/(MAX([.G$2:.G$6])-MIN([.G$2:.G$6]))" office:value-type="float" office:value="0.296296296296296" calcext:value-type="float">
            <text:p>0.296296296296296</text:p>
          </table:table-cell>
          <table:table-cell table:style-name="ce9" table:formula="of:=(MAX([.H$2:.H$6])-[.H4])/(MAX([.H$2:.H$6])-MIN([.H$2:.H$6]))" office:value-type="float" office:value="0.227272727272727" calcext:value-type="float">
            <text:p>0.227272727272727</text:p>
          </table:table-cell>
          <table:table-cell table:style-name="ce9" table:formula="of:=(MAX([.I$2:.I$6])-[.I4])/(MAX([.I$2:.I$6])-MIN([.I$2:.I$6]))" office:value-type="float" office:value="0.717948717948718" calcext:value-type="float">
            <text:p>0.717948717948718</text:p>
          </table:table-cell>
        </table:table-row>
        <table:table-row table:style-name="ro1">
          <table:table-cell table:number-columns-repeated="2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5" calcext:value-type="float">
            <text:p>45</text:p>
          </table:table-cell>
          <table:table-cell table:style-name="ce9" table:formula="of:=(MAX([.C$2:.C$6])-[.C5])/(MAX([.C$2:.C$6])-MIN([.C$2:.C$6]))" office:value-type="float" office:value="0" calcext:value-type="float">
            <text:p>0</text:p>
          </table:table-cell>
          <table:table-cell table:formula="of:=(MAX([.D$2:.D$6])-[.D5])/(MAX([.D$2:.D$6])-MIN([.D$2:.D$6]))" office:value-type="float" office:value="0.303030303030303" calcext:value-type="float">
            <text:p>0.303030303030303</text:p>
          </table:table-cell>
          <table:table-cell table:style-name="ce9" table:formula="of:=(MAX([.E$2:.E$6])-[.E5])/(MAX([.E$2:.E$6])-MIN([.E$2:.E$6]))" office:value-type="float" office:value="0" calcext:value-type="float">
            <text:p>0</text:p>
          </table:table-cell>
          <table:table-cell table:style-name="ce9" table:formula="of:=(MAX([.F$2:.F$6])-[.F5])/(MAX([.F$2:.F$6])-MIN([.F$2:.F$6]))" office:value-type="float" office:value="0.769230769230769" calcext:value-type="float">
            <text:p>0.769230769230769</text:p>
          </table:table-cell>
          <table:table-cell table:style-name="ce9" table:formula="of:=(MAX([.G$2:.G$6])-[.G5])/(MAX([.G$2:.G$6])-MIN([.G$2:.G$6]))" office:value-type="float" office:value="0.777777777777778" calcext:value-type="float">
            <text:p>0.777777777777778</text:p>
          </table:table-cell>
          <table:table-cell table:style-name="ce9" table:formula="of:=(MAX([.H$2:.H$6])-[.H5])/(MAX([.H$2:.H$6])-MIN([.H$2:.H$6]))" office:value-type="float" office:value="0.636363636363636" calcext:value-type="float">
            <text:p>0.636363636363636</text:p>
          </table:table-cell>
          <table:table-cell table:style-name="ce9" table:formula="of:=(MAX([.I$2:.I$6])-[.I5])/(MAX([.I$2:.I$6])-MIN([.I$2:.I$6]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style-name="ce9" table:formula="of:=(MAX([.C$2:.C$6])-[.C6])/(MAX([.C$2:.C$6])-MIN([.C$2:.C$6]))" office:value-type="float" office:value="1" calcext:value-type="float">
            <text:p>1</text:p>
          </table:table-cell>
          <table:table-cell table:formula="of:=(MAX([.D$2:.D$6])-[.D6])/(MAX([.D$2:.D$6])-MIN([.D$2:.D$6]))" office:value-type="float" office:value="0.636363636363636" calcext:value-type="float">
            <text:p>0.636363636363636</text:p>
          </table:table-cell>
          <table:table-cell table:style-name="ce9" table:formula="of:=(MAX([.E$2:.E$6])-[.E6])/(MAX([.E$2:.E$6])-MIN([.E$2:.E$6]))" office:value-type="float" office:value="0.666666666666667" calcext:value-type="float">
            <text:p>0.666666666666667</text:p>
          </table:table-cell>
          <table:table-cell table:style-name="ce9" table:formula="of:=(MAX([.F$2:.F$6])-[.F6])/(MAX([.F$2:.F$6])-MIN([.F$2:.F$6]))" office:value-type="float" office:value="0" calcext:value-type="float">
            <text:p>0</text:p>
          </table:table-cell>
          <table:table-cell table:style-name="ce9" table:formula="of:=(MAX([.G$2:.G$6])-[.G6])/(MAX([.G$2:.G$6])-MIN([.G$2:.G$6]))" office:value-type="float" office:value="0" calcext:value-type="float">
            <text:p>0</text:p>
          </table:table-cell>
          <table:table-cell table:style-name="ce9" table:formula="of:=(MAX([.H$2:.H$6])-[.H6])/(MAX([.H$2:.H$6])-MIN([.H$2:.H$6]))" office:value-type="float" office:value="0.954545454545455" calcext:value-type="float">
            <text:p>0.954545454545455</text:p>
          </table:table-cell>
          <table:table-cell table:style-name="ce9" table:formula="of:=(MAX([.I$2:.I$6])-[.I6])/(MAX([.I$2:.I$6])-MIN([.I$2:.I$6]))" office:value-type="float" office:value="0.0512820512820513" calcext:value-type="float">
            <text:p>0.05128205128205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2" office:value-type="string" calcext:value-type="string">
            <text:p>Phi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5" calcext:value-type="float">
            <text:p>0.15</text:p>
          </table:table-cell>
          <table:table-cell table:style-name="ce9" table:formula="of:=[.J2]*[.C$8]+[.K2]*[.D$8]+[.L2]*[.E$8]+[.M2]*[.F$8]+[.N2]*[.G$8]+[.O2]*[.H$8]+[.P2]*[.I$8]" office:value-type="float" office:value="0.671248375280633" calcext:value-type="float">
            <text:p>0.671248375280633</text:p>
          </table:table-cell>
          <table:table-cell table:style-name="ce13"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9" table:formula="of:=[.J3]*[.C$8]+[.K3]*[.D$8]+[.L3]*[.E$8]+[.M3]*[.F$8]+[.N3]*[.G$8]+[.O3]*[.H$8]+[.P3]*[.I$8]" office:value-type="float" office:value="0.572716202554912" calcext:value-type="float">
            <text:p>0.57271620255491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9" table:formula="of:=[.J4]*[.C$8]+[.K4]*[.D$8]+[.L4]*[.E$8]+[.M4]*[.F$8]+[.N4]*[.G$8]+[.O4]*[.H$8]+[.P4]*[.I$8]" office:value-type="float" office:value="0.698187997784772" calcext:value-type="float">
            <text:p>0.69818799778477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9" table:formula="of:=[.J5]*[.C$8]+[.K5]*[.D$8]+[.L5]*[.E$8]+[.M5]*[.F$8]+[.N5]*[.G$8]+[.O5]*[.H$8]+[.P5]*[.I$8]" office:value-type="float" office:value="0.344910644910645" calcext:value-type="float">
            <text:p>0.34491064491064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9" table:formula="of:=[.J6]*[.C$8]+[.K6]*[.D$8]+[.L6]*[.E$8]+[.M6]*[.F$8]+[.N6]*[.G$8]+[.O6]*[.H$8]+[.P6]*[.I$8]" office:value-type="float" office:value="0.458828671328671" calcext:value-type="float">
            <text:p>0.45882867132867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11" office:value-type="string" calcext:value-type="string">
            <text:p>Эвклидово растояние</text:p>
          </table:table-cell>
          <table:table-cell table:style-name="Default" table:number-columns-repeated="4"/>
          <table:table-cell table:number-columns-repeated="3"/>
          <table:table-cell table:style-name="ce14" office:value-type="string" calcext:value-type="string">
            <text:p>Результат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(OFFSET([.C$2];[.$A15]-1;0)-OFFSET([.C$2];[.$B15]-1;0))^2" office:value-type="float" office:value="16" calcext:value-type="float">
            <text:p>16</text:p>
          </table:table-cell>
          <table:table-cell table:formula="of:=(OFFSET([.D$2];[.$A15]-1;0)-OFFSET([.D$2];[.$B15]-1;0))^2" office:value-type="float" office:value="121" calcext:value-type="float">
            <text:p>121</text:p>
          </table:table-cell>
          <table:table-cell table:formula="of:=(OFFSET([.E$2];[.$A15]-1;0)-OFFSET([.E$2];[.$B15]-1;0))^2" office:value-type="float" office:value="529" calcext:value-type="float">
            <text:p>529</text:p>
          </table:table-cell>
          <table:table-cell table:formula="of:=(OFFSET([.F$2];[.$A15]-1;0)-OFFSET([.F$2];[.$B15]-1;0))^2" office:value-type="float" office:value="625" calcext:value-type="float">
            <text:p>625</text:p>
          </table:table-cell>
          <table:table-cell table:formula="of:=(OFFSET([.G$2];[.$A15]-1;0)-OFFSET([.G$2];[.$B15]-1;0))^2" office:value-type="float" office:value="256" calcext:value-type="float">
            <text:p>256</text:p>
          </table:table-cell>
          <table:table-cell table:style-name="ce9" table:formula="of:=(OFFSET([.H$2];[.$A15]-1;0)-OFFSET([.H$2];[.$B15]-1;0))^2" office:value-type="float" office:value="1936" calcext:value-type="float">
            <text:p>1936</text:p>
          </table:table-cell>
          <table:table-cell table:style-name="ce9" table:formula="of:=(OFFSET([.I$2];[.$A15]-1;0)-OFFSET([.I$2];[.$B15]-1;0))^2" office:value-type="float" office:value="1369" calcext:value-type="float">
            <text:p>1369</text:p>
          </table:table-cell>
          <table:table-cell/>
          <table:table-cell table:formula="of:=SQRT(SUM([.C15:.I15]))" office:value-type="float" office:value="69.656299069072" calcext:value-type="float">
            <text:p>69.656299069072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(OFFSET([.C$2];[.$A16]-1;0)-OFFSET([.C$2];[.$B16]-1;0))^2" office:value-type="float" office:value="81" calcext:value-type="float">
            <text:p>81</text:p>
          </table:table-cell>
          <table:table-cell table:formula="of:=(OFFSET([.D$2];[.$A16]-1;0)-OFFSET([.D$2];[.$B16]-1;0))^2" office:value-type="float" office:value="484" calcext:value-type="float">
            <text:p>484</text:p>
          </table:table-cell>
          <table:table-cell table:formula="of:=(OFFSET([.E$2];[.$A16]-1;0)-OFFSET([.E$2];[.$B16]-1;0))^2" office:value-type="float" office:value="1" calcext:value-type="float">
            <text:p>1</text:p>
          </table:table-cell>
          <table:table-cell table:formula="of:=(OFFSET([.F$2];[.$A16]-1;0)-OFFSET([.F$2];[.$B16]-1;0))^2" office:value-type="float" office:value="49" calcext:value-type="float">
            <text:p>49</text:p>
          </table:table-cell>
          <table:table-cell table:formula="of:=(OFFSET([.G$2];[.$A16]-1;0)-OFFSET([.G$2];[.$B16]-1;0))^2" office:value-type="float" office:value="361" calcext:value-type="float">
            <text:p>361</text:p>
          </table:table-cell>
          <table:table-cell table:style-name="ce9" table:formula="of:=(OFFSET([.H$2];[.$A16]-1;0)-OFFSET([.H$2];[.$B16]-1;0))^2" office:value-type="float" office:value="1156" calcext:value-type="float">
            <text:p>1156</text:p>
          </table:table-cell>
          <table:table-cell table:style-name="ce9" table:formula="of:=(OFFSET([.I$2];[.$A16]-1;0)-OFFSET([.I$2];[.$B16]-1;0))^2" office:value-type="float" office:value="676" calcext:value-type="float">
            <text:p>676</text:p>
          </table:table-cell>
          <table:table-cell/>
          <table:table-cell table:formula="of:=SQRT(SUM([.C16:.I16]))" office:value-type="float" office:value="52.9905651979671" calcext:value-type="float">
            <text:p>52.9905651979671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(OFFSET([.C$2];[.$A17]-1;0)-OFFSET([.C$2];[.$B17]-1;0))^2" office:value-type="float" office:value="400" calcext:value-type="float">
            <text:p>400</text:p>
          </table:table-cell>
          <table:table-cell table:formula="of:=(OFFSET([.D$2];[.$A17]-1;0)-OFFSET([.D$2];[.$B17]-1;0))^2" office:value-type="float" office:value="1" calcext:value-type="float">
            <text:p>1</text:p>
          </table:table-cell>
          <table:table-cell table:formula="of:=(OFFSET([.E$2];[.$A17]-1;0)-OFFSET([.E$2];[.$B17]-1;0))^2" office:value-type="float" office:value="361" calcext:value-type="float">
            <text:p>361</text:p>
          </table:table-cell>
          <table:table-cell table:formula="of:=(OFFSET([.F$2];[.$A17]-1;0)-OFFSET([.F$2];[.$B17]-1;0))^2" office:value-type="float" office:value="81" calcext:value-type="float">
            <text:p>81</text:p>
          </table:table-cell>
          <table:table-cell table:formula="of:=(OFFSET([.G$2];[.$A17]-1;0)-OFFSET([.G$2];[.$B17]-1;0))^2" office:value-type="float" office:value="36" calcext:value-type="float">
            <text:p>36</text:p>
          </table:table-cell>
          <table:table-cell table:style-name="ce9" table:formula="of:=(OFFSET([.H$2];[.$A17]-1;0)-OFFSET([.H$2];[.$B17]-1;0))^2" office:value-type="float" office:value="256" calcext:value-type="float">
            <text:p>256</text:p>
          </table:table-cell>
          <table:table-cell table:style-name="ce9" table:formula="of:=(OFFSET([.I$2];[.$A17]-1;0)-OFFSET([.I$2];[.$B17]-1;0))^2" office:value-type="float" office:value="4" calcext:value-type="float">
            <text:p>4</text:p>
          </table:table-cell>
          <table:table-cell/>
          <table:table-cell table:formula="of:=SQRT(SUM([.C17:.I17]))" office:value-type="float" office:value="33.7490740613724" calcext:value-type="float">
            <text:p>33.7490740613724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formula="of:=(OFFSET([.C$2];[.$A18]-1;0)-OFFSET([.C$2];[.$B18]-1;0))^2" office:value-type="float" office:value="121" calcext:value-type="float">
            <text:p>121</text:p>
          </table:table-cell>
          <table:table-cell table:formula="of:=(OFFSET([.D$2];[.$A18]-1;0)-OFFSET([.D$2];[.$B18]-1;0))^2" office:value-type="float" office:value="100" calcext:value-type="float">
            <text:p>100</text:p>
          </table:table-cell>
          <table:table-cell table:formula="of:=(OFFSET([.E$2];[.$A18]-1;0)-OFFSET([.E$2];[.$B18]-1;0))^2" office:value-type="float" office:value="81" calcext:value-type="float">
            <text:p>81</text:p>
          </table:table-cell>
          <table:table-cell table:formula="of:=(OFFSET([.F$2];[.$A18]-1;0)-OFFSET([.F$2];[.$B18]-1;0))^2" office:value-type="float" office:value="1521" calcext:value-type="float">
            <text:p>1521</text:p>
          </table:table-cell>
          <table:table-cell table:formula="of:=(OFFSET([.G$2];[.$A18]-1;0)-OFFSET([.G$2];[.$B18]-1;0))^2" office:value-type="float" office:value="729" calcext:value-type="float">
            <text:p>729</text:p>
          </table:table-cell>
          <table:table-cell table:style-name="ce9" table:formula="of:=(OFFSET([.H$2];[.$A18]-1;0)-OFFSET([.H$2];[.$B18]-1;0))^2" office:value-type="float" office:value="4" calcext:value-type="float">
            <text:p>4</text:p>
          </table:table-cell>
          <table:table-cell table:style-name="ce9" table:formula="of:=(OFFSET([.I$2];[.$A18]-1;0)-OFFSET([.I$2];[.$B18]-1;0))^2" office:value-type="float" office:value="0" calcext:value-type="float">
            <text:p>0</text:p>
          </table:table-cell>
          <table:table-cell/>
          <table:table-cell table:formula="of:=SQRT(SUM([.C18:.I18]))" office:value-type="float" office:value="50.5568986390582" calcext:value-type="float">
            <text:p>50.5568986390582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(OFFSET([.C$2];[.$A19]-1;0)-OFFSET([.C$2];[.$B19]-1;0))^2" office:value-type="float" office:value="25" calcext:value-type="float">
            <text:p>25</text:p>
          </table:table-cell>
          <table:table-cell table:formula="of:=(OFFSET([.D$2];[.$A19]-1;0)-OFFSET([.D$2];[.$B19]-1;0))^2" office:value-type="float" office:value="1089" calcext:value-type="float">
            <text:p>1089</text:p>
          </table:table-cell>
          <table:table-cell table:formula="of:=(OFFSET([.E$2];[.$A19]-1;0)-OFFSET([.E$2];[.$B19]-1;0))^2" office:value-type="float" office:value="484" calcext:value-type="float">
            <text:p>484</text:p>
          </table:table-cell>
          <table:table-cell table:formula="of:=(OFFSET([.F$2];[.$A19]-1;0)-OFFSET([.F$2];[.$B19]-1;0))^2" office:value-type="float" office:value="324" calcext:value-type="float">
            <text:p>324</text:p>
          </table:table-cell>
          <table:table-cell table:formula="of:=(OFFSET([.G$2];[.$A19]-1;0)-OFFSET([.G$2];[.$B19]-1;0))^2" office:value-type="float" office:value="9" calcext:value-type="float">
            <text:p>9</text:p>
          </table:table-cell>
          <table:table-cell table:style-name="ce9" table:formula="of:=(OFFSET([.H$2];[.$A19]-1;0)-OFFSET([.H$2];[.$B19]-1;0))^2" office:value-type="float" office:value="100" calcext:value-type="float">
            <text:p>100</text:p>
          </table:table-cell>
          <table:table-cell table:style-name="ce9" table:formula="of:=(OFFSET([.I$2];[.$A19]-1;0)-OFFSET([.I$2];[.$B19]-1;0))^2" office:value-type="float" office:value="121" calcext:value-type="float">
            <text:p>121</text:p>
          </table:table-cell>
          <table:table-cell/>
          <table:table-cell table:formula="of:=SQRT(SUM([.C19:.I19]))" office:value-type="float" office:value="46.3896540189728" calcext:value-type="float">
            <text:p>46.3896540189728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formula="of:=(OFFSET([.C$2];[.$A20]-1;0)-OFFSET([.C$2];[.$B20]-1;0))^2" office:value-type="float" office:value="576" calcext:value-type="float">
            <text:p>576</text:p>
          </table:table-cell>
          <table:table-cell table:formula="of:=(OFFSET([.D$2];[.$A20]-1;0)-OFFSET([.D$2];[.$B20]-1;0))^2" office:value-type="float" office:value="100" calcext:value-type="float">
            <text:p>100</text:p>
          </table:table-cell>
          <table:table-cell table:formula="of:=(OFFSET([.E$2];[.$A20]-1;0)-OFFSET([.E$2];[.$B20]-1;0))^2" office:value-type="float" office:value="1764" calcext:value-type="float">
            <text:p>1764</text:p>
          </table:table-cell>
          <table:table-cell table:formula="of:=(OFFSET([.F$2];[.$A20]-1;0)-OFFSET([.F$2];[.$B20]-1;0))^2" office:value-type="float" office:value="256" calcext:value-type="float">
            <text:p>256</text:p>
          </table:table-cell>
          <table:table-cell table:formula="of:=(OFFSET([.G$2];[.$A20]-1;0)-OFFSET([.G$2];[.$B20]-1;0))^2" office:value-type="float" office:value="100" calcext:value-type="float">
            <text:p>100</text:p>
          </table:table-cell>
          <table:table-cell table:style-name="ce9" table:formula="of:=(OFFSET([.H$2];[.$A20]-1;0)-OFFSET([.H$2];[.$B20]-1;0))^2" office:value-type="float" office:value="784" calcext:value-type="float">
            <text:p>784</text:p>
          </table:table-cell>
          <table:table-cell table:style-name="ce9" table:formula="of:=(OFFSET([.I$2];[.$A20]-1;0)-OFFSET([.I$2];[.$B20]-1;0))^2" office:value-type="float" office:value="1521" calcext:value-type="float">
            <text:p>1521</text:p>
          </table:table-cell>
          <table:table-cell/>
          <table:table-cell table:formula="of:=SQRT(SUM([.C20:.I20]))" office:value-type="float" office:value="71.4212853426764" calcext:value-type="float">
            <text:p>71.4212853426764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formula="of:=(OFFSET([.C$2];[.$A21]-1;0)-OFFSET([.C$2];[.$B21]-1;0))^2" office:value-type="float" office:value="49" calcext:value-type="float">
            <text:p>49</text:p>
          </table:table-cell>
          <table:table-cell table:formula="of:=(OFFSET([.D$2];[.$A21]-1;0)-OFFSET([.D$2];[.$B21]-1;0))^2" office:value-type="float" office:value="441" calcext:value-type="float">
            <text:p>441</text:p>
          </table:table-cell>
          <table:table-cell table:formula="of:=(OFFSET([.E$2];[.$A21]-1;0)-OFFSET([.E$2];[.$B21]-1;0))^2" office:value-type="float" office:value="196" calcext:value-type="float">
            <text:p>196</text:p>
          </table:table-cell>
          <table:table-cell table:formula="of:=(OFFSET([.F$2];[.$A21]-1;0)-OFFSET([.F$2];[.$B21]-1;0))^2" office:value-type="float" office:value="196" calcext:value-type="float">
            <text:p>196</text:p>
          </table:table-cell>
          <table:table-cell table:formula="of:=(OFFSET([.G$2];[.$A21]-1;0)-OFFSET([.G$2];[.$B21]-1;0))^2" office:value-type="float" office:value="121" calcext:value-type="float">
            <text:p>121</text:p>
          </table:table-cell>
          <table:table-cell table:style-name="ce9" table:formula="of:=(OFFSET([.H$2];[.$A21]-1;0)-OFFSET([.H$2];[.$B21]-1;0))^2" office:value-type="float" office:value="1764" calcext:value-type="float">
            <text:p>1764</text:p>
          </table:table-cell>
          <table:table-cell table:style-name="ce9" table:formula="of:=(OFFSET([.I$2];[.$A21]-1;0)-OFFSET([.I$2];[.$B21]-1;0))^2" office:value-type="float" office:value="1369" calcext:value-type="float">
            <text:p>1369</text:p>
          </table:table-cell>
          <table:table-cell/>
          <table:table-cell table:formula="of:=SQRT(SUM([.C21:.I21]))" office:value-type="float" office:value="64.3117407632541" calcext:value-type="float">
            <text:p>64.3117407632541</text:p>
          </table:table-cell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formula="of:=(OFFSET([.C$2];[.$A22]-1;0)-OFFSET([.C$2];[.$B22]-1;0))^2" office:value-type="float" office:value="841" calcext:value-type="float">
            <text:p>841</text:p>
          </table:table-cell>
          <table:table-cell table:formula="of:=(OFFSET([.D$2];[.$A22]-1;0)-OFFSET([.D$2];[.$B22]-1;0))^2" office:value-type="float" office:value="529" calcext:value-type="float">
            <text:p>529</text:p>
          </table:table-cell>
          <table:table-cell table:formula="of:=(OFFSET([.E$2];[.$A22]-1;0)-OFFSET([.E$2];[.$B22]-1;0))^2" office:value-type="float" office:value="400" calcext:value-type="float">
            <text:p>400</text:p>
          </table:table-cell>
          <table:table-cell table:formula="of:=(OFFSET([.F$2];[.$A22]-1;0)-OFFSET([.F$2];[.$B22]-1;0))^2" office:value-type="float" office:value="4" calcext:value-type="float">
            <text:p>4</text:p>
          </table:table-cell>
          <table:table-cell table:formula="of:=(OFFSET([.G$2];[.$A22]-1;0)-OFFSET([.G$2];[.$B22]-1;0))^2" office:value-type="float" office:value="169" calcext:value-type="float">
            <text:p>169</text:p>
          </table:table-cell>
          <table:table-cell table:style-name="ce9" table:formula="of:=(OFFSET([.H$2];[.$A22]-1;0)-OFFSET([.H$2];[.$B22]-1;0))^2" office:value-type="float" office:value="324" calcext:value-type="float">
            <text:p>324</text:p>
          </table:table-cell>
          <table:table-cell table:style-name="ce9" table:formula="of:=(OFFSET([.I$2];[.$A22]-1;0)-OFFSET([.I$2];[.$B22]-1;0))^2" office:value-type="float" office:value="784" calcext:value-type="float">
            <text:p>784</text:p>
          </table:table-cell>
          <table:table-cell/>
          <table:table-cell table:formula="of:=SQRT(SUM([.C22:.I22]))" office:value-type="float" office:value="55.2358579185659" calcext:value-type="float">
            <text:p>55.2358579185659</text:p>
          </table:table-cell>
          <table:table-cell table:number-columns-repeated="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(OFFSET([.C$2];[.$A23]-1;0)-OFFSET([.C$2];[.$B23]-1;0))^2" office:value-type="float" office:value="4" calcext:value-type="float">
            <text:p>4</text:p>
          </table:table-cell>
          <table:table-cell table:formula="of:=(OFFSET([.D$2];[.$A23]-1;0)-OFFSET([.D$2];[.$B23]-1;0))^2" office:value-type="float" office:value="144" calcext:value-type="float">
            <text:p>144</text:p>
          </table:table-cell>
          <table:table-cell table:formula="of:=(OFFSET([.E$2];[.$A23]-1;0)-OFFSET([.E$2];[.$B23]-1;0))^2" office:value-type="float" office:value="64" calcext:value-type="float">
            <text:p>64</text:p>
          </table:table-cell>
          <table:table-cell table:formula="of:=(OFFSET([.F$2];[.$A23]-1;0)-OFFSET([.F$2];[.$B23]-1;0))^2" office:value-type="float" office:value="1024" calcext:value-type="float">
            <text:p>1024</text:p>
          </table:table-cell>
          <table:table-cell table:formula="of:=(OFFSET([.G$2];[.$A23]-1;0)-OFFSET([.G$2];[.$B23]-1;0))^2" office:value-type="float" office:value="64" calcext:value-type="float">
            <text:p>64</text:p>
          </table:table-cell>
          <table:table-cell table:style-name="ce9" table:formula="of:=(OFFSET([.H$2];[.$A23]-1;0)-OFFSET([.H$2];[.$B23]-1;0))^2" office:value-type="float" office:value="1024" calcext:value-type="float">
            <text:p>1024</text:p>
          </table:table-cell>
          <table:table-cell table:style-name="ce9" table:formula="of:=(OFFSET([.I$2];[.$A23]-1;0)-OFFSET([.I$2];[.$B23]-1;0))^2" office:value-type="float" office:value="676" calcext:value-type="float">
            <text:p>676</text:p>
          </table:table-cell>
          <table:table-cell/>
          <table:table-cell table:formula="of:=SQRT(SUM([.C23:.I23]))" office:value-type="float" office:value="54.7722557505166" calcext:value-type="float">
            <text:p>54.7722557505166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(OFFSET([.C$2];[.$A24]-1;0)-OFFSET([.C$2];[.$B24]-1;0))^2" office:value-type="float" office:value="961" calcext:value-type="float">
            <text:p>961</text:p>
          </table:table-cell>
          <table:table-cell table:formula="of:=(OFFSET([.D$2];[.$A24]-1;0)-OFFSET([.D$2];[.$B24]-1;0))^2" office:value-type="float" office:value="121" calcext:value-type="float">
            <text:p>121</text:p>
          </table:table-cell>
          <table:table-cell table:formula="of:=(OFFSET([.E$2];[.$A24]-1;0)-OFFSET([.E$2];[.$B24]-1;0))^2" office:value-type="float" office:value="784" calcext:value-type="float">
            <text:p>784</text:p>
          </table:table-cell>
          <table:table-cell table:formula="of:=(OFFSET([.F$2];[.$A24]-1;0)-OFFSET([.F$2];[.$B24]-1;0))^2" office:value-type="float" office:value="900" calcext:value-type="float">
            <text:p>900</text:p>
          </table:table-cell>
          <table:table-cell table:formula="of:=(OFFSET([.G$2];[.$A24]-1;0)-OFFSET([.G$2];[.$B24]-1;0))^2" office:value-type="float" office:value="441" calcext:value-type="float">
            <text:p>441</text:p>
          </table:table-cell>
          <table:table-cell table:style-name="ce9" table:formula="of:=(OFFSET([.H$2];[.$A24]-1;0)-OFFSET([.H$2];[.$B24]-1;0))^2" office:value-type="float" office:value="196" calcext:value-type="float">
            <text:p>196</text:p>
          </table:table-cell>
          <table:table-cell table:style-name="ce9" table:formula="of:=(OFFSET([.I$2];[.$A24]-1;0)-OFFSET([.I$2];[.$B24]-1;0))^2" office:value-type="float" office:value="4" calcext:value-type="float">
            <text:p>4</text:p>
          </table:table-cell>
          <table:table-cell/>
          <table:table-cell table:formula="of:=SQRT(SUM([.C24:.I24]))" office:value-type="float" office:value="58.36951259005" calcext:value-type="float">
            <text:p>58.36951259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Манхэттенская метрика:</text:p>
          </table:table-cell>
          <table:table-cell table:style-name="Default" table:number-columns-repeated="4"/>
          <table:table-cell table:number-columns-repeated="3"/>
          <table:table-cell table:style-name="ce14" office:value-type="string" calcext:value-type="string">
            <text:p>Результат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15]-1;0)-OFFSET([.C$2];[.$B15]-1;0))" office:value-type="float" office:value="4" calcext:value-type="float">
            <text:p>4</text:p>
          </table:table-cell>
          <table:table-cell table:formula="of:=ABS(OFFSET([.D$2];[.$A15]-1;0)-OFFSET([.D$2];[.$B15]-1;0))" office:value-type="float" office:value="11" calcext:value-type="float">
            <text:p>11</text:p>
          </table:table-cell>
          <table:table-cell table:formula="of:=ABS(OFFSET([.E$2];[.$A15]-1;0)-OFFSET([.E$2];[.$B15]-1;0))" office:value-type="float" office:value="23" calcext:value-type="float">
            <text:p>23</text:p>
          </table:table-cell>
          <table:table-cell table:formula="of:=ABS(OFFSET([.F$2];[.$A15]-1;0)-OFFSET([.F$2];[.$B15]-1;0))" office:value-type="float" office:value="25" calcext:value-type="float">
            <text:p>25</text:p>
          </table:table-cell>
          <table:table-cell table:formula="of:=ABS(OFFSET([.G$2];[.$A15]-1;0)-OFFSET([.G$2];[.$B15]-1;0))" office:value-type="float" office:value="16" calcext:value-type="float">
            <text:p>16</text:p>
          </table:table-cell>
          <table:table-cell table:style-name="ce9" table:formula="of:=ABS(OFFSET([.H$2];[.$A15]-1;0)-OFFSET([.H$2];[.$B15]-1;0))" office:value-type="float" office:value="44" calcext:value-type="float">
            <text:p>44</text:p>
          </table:table-cell>
          <table:table-cell table:style-name="ce9" table:formula="of:=ABS(OFFSET([.I$2];[.$A15]-1;0)-OFFSET([.I$2];[.$B15]-1;0))" office:value-type="float" office:value="37" calcext:value-type="float">
            <text:p>37</text:p>
          </table:table-cell>
          <table:table-cell/>
          <table:table-cell table:formula="of:=SUM([.C27:.I27])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16]-1;0)-OFFSET([.C$2];[.$B16]-1;0))" office:value-type="float" office:value="9" calcext:value-type="float">
            <text:p>9</text:p>
          </table:table-cell>
          <table:table-cell table:formula="of:=ABS(OFFSET([.D$2];[.$A16]-1;0)-OFFSET([.D$2];[.$B16]-1;0))" office:value-type="float" office:value="22" calcext:value-type="float">
            <text:p>22</text:p>
          </table:table-cell>
          <table:table-cell table:formula="of:=ABS(OFFSET([.E$2];[.$A16]-1;0)-OFFSET([.E$2];[.$B16]-1;0))" office:value-type="float" office:value="1" calcext:value-type="float">
            <text:p>1</text:p>
          </table:table-cell>
          <table:table-cell table:formula="of:=ABS(OFFSET([.F$2];[.$A16]-1;0)-OFFSET([.F$2];[.$B16]-1;0))" office:value-type="float" office:value="7" calcext:value-type="float">
            <text:p>7</text:p>
          </table:table-cell>
          <table:table-cell table:formula="of:=ABS(OFFSET([.G$2];[.$A16]-1;0)-OFFSET([.G$2];[.$B16]-1;0))" office:value-type="float" office:value="19" calcext:value-type="float">
            <text:p>19</text:p>
          </table:table-cell>
          <table:table-cell table:style-name="ce9" table:formula="of:=ABS(OFFSET([.H$2];[.$A16]-1;0)-OFFSET([.H$2];[.$B16]-1;0))" office:value-type="float" office:value="34" calcext:value-type="float">
            <text:p>34</text:p>
          </table:table-cell>
          <table:table-cell table:style-name="ce9" table:formula="of:=ABS(OFFSET([.I$2];[.$A16]-1;0)-OFFSET([.I$2];[.$B16]-1;0))" office:value-type="float" office:value="26" calcext:value-type="float">
            <text:p>26</text:p>
          </table:table-cell>
          <table:table-cell/>
          <table:table-cell table:formula="of:=SUM([.C28:.I28])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17]-1;0)-OFFSET([.C$2];[.$B17]-1;0))" office:value-type="float" office:value="20" calcext:value-type="float">
            <text:p>20</text:p>
          </table:table-cell>
          <table:table-cell table:formula="of:=ABS(OFFSET([.D$2];[.$A17]-1;0)-OFFSET([.D$2];[.$B17]-1;0))" office:value-type="float" office:value="1" calcext:value-type="float">
            <text:p>1</text:p>
          </table:table-cell>
          <table:table-cell table:formula="of:=ABS(OFFSET([.E$2];[.$A17]-1;0)-OFFSET([.E$2];[.$B17]-1;0))" office:value-type="float" office:value="19" calcext:value-type="float">
            <text:p>19</text:p>
          </table:table-cell>
          <table:table-cell table:formula="of:=ABS(OFFSET([.F$2];[.$A17]-1;0)-OFFSET([.F$2];[.$B17]-1;0))" office:value-type="float" office:value="9" calcext:value-type="float">
            <text:p>9</text:p>
          </table:table-cell>
          <table:table-cell table:formula="of:=ABS(OFFSET([.G$2];[.$A17]-1;0)-OFFSET([.G$2];[.$B17]-1;0))" office:value-type="float" office:value="6" calcext:value-type="float">
            <text:p>6</text:p>
          </table:table-cell>
          <table:table-cell table:style-name="ce9" table:formula="of:=ABS(OFFSET([.H$2];[.$A17]-1;0)-OFFSET([.H$2];[.$B17]-1;0))" office:value-type="float" office:value="16" calcext:value-type="float">
            <text:p>16</text:p>
          </table:table-cell>
          <table:table-cell table:style-name="ce9" table:formula="of:=ABS(OFFSET([.I$2];[.$A17]-1;0)-OFFSET([.I$2];[.$B17]-1;0))" office:value-type="float" office:value="2" calcext:value-type="float">
            <text:p>2</text:p>
          </table:table-cell>
          <table:table-cell/>
          <table:table-cell table:formula="of:=SUM([.C29:.I29])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18]-1;0)-OFFSET([.C$2];[.$B18]-1;0))" office:value-type="float" office:value="11" calcext:value-type="float">
            <text:p>11</text:p>
          </table:table-cell>
          <table:table-cell table:formula="of:=ABS(OFFSET([.D$2];[.$A18]-1;0)-OFFSET([.D$2];[.$B18]-1;0))" office:value-type="float" office:value="10" calcext:value-type="float">
            <text:p>10</text:p>
          </table:table-cell>
          <table:table-cell table:formula="of:=ABS(OFFSET([.E$2];[.$A18]-1;0)-OFFSET([.E$2];[.$B18]-1;0))" office:value-type="float" office:value="9" calcext:value-type="float">
            <text:p>9</text:p>
          </table:table-cell>
          <table:table-cell table:formula="of:=ABS(OFFSET([.F$2];[.$A18]-1;0)-OFFSET([.F$2];[.$B18]-1;0))" office:value-type="float" office:value="39" calcext:value-type="float">
            <text:p>39</text:p>
          </table:table-cell>
          <table:table-cell table:formula="of:=ABS(OFFSET([.G$2];[.$A18]-1;0)-OFFSET([.G$2];[.$B18]-1;0))" office:value-type="float" office:value="27" calcext:value-type="float">
            <text:p>27</text:p>
          </table:table-cell>
          <table:table-cell table:style-name="ce9" table:formula="of:=ABS(OFFSET([.H$2];[.$A18]-1;0)-OFFSET([.H$2];[.$B18]-1;0))" office:value-type="float" office:value="2" calcext:value-type="float">
            <text:p>2</text:p>
          </table:table-cell>
          <table:table-cell table:style-name="ce9" table:formula="of:=ABS(OFFSET([.I$2];[.$A18]-1;0)-OFFSET([.I$2];[.$B18]-1;0))" office:value-type="float" office:value="0" calcext:value-type="float">
            <text:p>0</text:p>
          </table:table-cell>
          <table:table-cell/>
          <table:table-cell table:formula="of:=SUM([.C30:.I30])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19]-1;0)-OFFSET([.C$2];[.$B19]-1;0))" office:value-type="float" office:value="5" calcext:value-type="float">
            <text:p>5</text:p>
          </table:table-cell>
          <table:table-cell table:formula="of:=ABS(OFFSET([.D$2];[.$A19]-1;0)-OFFSET([.D$2];[.$B19]-1;0))" office:value-type="float" office:value="33" calcext:value-type="float">
            <text:p>33</text:p>
          </table:table-cell>
          <table:table-cell table:formula="of:=ABS(OFFSET([.E$2];[.$A19]-1;0)-OFFSET([.E$2];[.$B19]-1;0))" office:value-type="float" office:value="22" calcext:value-type="float">
            <text:p>22</text:p>
          </table:table-cell>
          <table:table-cell table:formula="of:=ABS(OFFSET([.F$2];[.$A19]-1;0)-OFFSET([.F$2];[.$B19]-1;0))" office:value-type="float" office:value="18" calcext:value-type="float">
            <text:p>18</text:p>
          </table:table-cell>
          <table:table-cell table:formula="of:=ABS(OFFSET([.G$2];[.$A19]-1;0)-OFFSET([.G$2];[.$B19]-1;0))" office:value-type="float" office:value="3" calcext:value-type="float">
            <text:p>3</text:p>
          </table:table-cell>
          <table:table-cell table:style-name="ce9" table:formula="of:=ABS(OFFSET([.H$2];[.$A19]-1;0)-OFFSET([.H$2];[.$B19]-1;0))" office:value-type="float" office:value="10" calcext:value-type="float">
            <text:p>10</text:p>
          </table:table-cell>
          <table:table-cell table:style-name="ce9" table:formula="of:=ABS(OFFSET([.I$2];[.$A19]-1;0)-OFFSET([.I$2];[.$B19]-1;0))" office:value-type="float" office:value="11" calcext:value-type="float">
            <text:p>11</text:p>
          </table:table-cell>
          <table:table-cell/>
          <table:table-cell table:formula="of:=SUM([.C31:.I31])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20]-1;0)-OFFSET([.C$2];[.$B20]-1;0))" office:value-type="float" office:value="24" calcext:value-type="float">
            <text:p>24</text:p>
          </table:table-cell>
          <table:table-cell table:formula="of:=ABS(OFFSET([.D$2];[.$A20]-1;0)-OFFSET([.D$2];[.$B20]-1;0))" office:value-type="float" office:value="10" calcext:value-type="float">
            <text:p>10</text:p>
          </table:table-cell>
          <table:table-cell table:formula="of:=ABS(OFFSET([.E$2];[.$A20]-1;0)-OFFSET([.E$2];[.$B20]-1;0))" office:value-type="float" office:value="42" calcext:value-type="float">
            <text:p>42</text:p>
          </table:table-cell>
          <table:table-cell table:formula="of:=ABS(OFFSET([.F$2];[.$A20]-1;0)-OFFSET([.F$2];[.$B20]-1;0))" office:value-type="float" office:value="16" calcext:value-type="float">
            <text:p>16</text:p>
          </table:table-cell>
          <table:table-cell table:formula="of:=ABS(OFFSET([.G$2];[.$A20]-1;0)-OFFSET([.G$2];[.$B20]-1;0))" office:value-type="float" office:value="10" calcext:value-type="float">
            <text:p>10</text:p>
          </table:table-cell>
          <table:table-cell table:style-name="ce9" table:formula="of:=ABS(OFFSET([.H$2];[.$A20]-1;0)-OFFSET([.H$2];[.$B20]-1;0))" office:value-type="float" office:value="28" calcext:value-type="float">
            <text:p>28</text:p>
          </table:table-cell>
          <table:table-cell table:style-name="ce9" table:formula="of:=ABS(OFFSET([.I$2];[.$A20]-1;0)-OFFSET([.I$2];[.$B20]-1;0))" office:value-type="float" office:value="39" calcext:value-type="float">
            <text:p>39</text:p>
          </table:table-cell>
          <table:table-cell/>
          <table:table-cell table:formula="of:=SUM([.C32:.I32])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21]-1;0)-OFFSET([.C$2];[.$B21]-1;0))" office:value-type="float" office:value="7" calcext:value-type="float">
            <text:p>7</text:p>
          </table:table-cell>
          <table:table-cell table:formula="of:=ABS(OFFSET([.D$2];[.$A21]-1;0)-OFFSET([.D$2];[.$B21]-1;0))" office:value-type="float" office:value="21" calcext:value-type="float">
            <text:p>21</text:p>
          </table:table-cell>
          <table:table-cell table:formula="of:=ABS(OFFSET([.E$2];[.$A21]-1;0)-OFFSET([.E$2];[.$B21]-1;0))" office:value-type="float" office:value="14" calcext:value-type="float">
            <text:p>14</text:p>
          </table:table-cell>
          <table:table-cell table:formula="of:=ABS(OFFSET([.F$2];[.$A21]-1;0)-OFFSET([.F$2];[.$B21]-1;0))" office:value-type="float" office:value="14" calcext:value-type="float">
            <text:p>14</text:p>
          </table:table-cell>
          <table:table-cell table:formula="of:=ABS(OFFSET([.G$2];[.$A21]-1;0)-OFFSET([.G$2];[.$B21]-1;0))" office:value-type="float" office:value="11" calcext:value-type="float">
            <text:p>11</text:p>
          </table:table-cell>
          <table:table-cell table:style-name="ce9" table:formula="of:=ABS(OFFSET([.H$2];[.$A21]-1;0)-OFFSET([.H$2];[.$B21]-1;0))" office:value-type="float" office:value="42" calcext:value-type="float">
            <text:p>42</text:p>
          </table:table-cell>
          <table:table-cell table:style-name="ce9" table:formula="of:=ABS(OFFSET([.I$2];[.$A21]-1;0)-OFFSET([.I$2];[.$B21]-1;0))" office:value-type="float" office:value="37" calcext:value-type="float">
            <text:p>37</text:p>
          </table:table-cell>
          <table:table-cell/>
          <table:table-cell table:formula="of:=SUM([.C33:.I33])"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22]-1;0)-OFFSET([.C$2];[.$B22]-1;0))" office:value-type="float" office:value="29" calcext:value-type="float">
            <text:p>29</text:p>
          </table:table-cell>
          <table:table-cell table:formula="of:=ABS(OFFSET([.D$2];[.$A22]-1;0)-OFFSET([.D$2];[.$B22]-1;0))" office:value-type="float" office:value="23" calcext:value-type="float">
            <text:p>23</text:p>
          </table:table-cell>
          <table:table-cell table:formula="of:=ABS(OFFSET([.E$2];[.$A22]-1;0)-OFFSET([.E$2];[.$B22]-1;0))" office:value-type="float" office:value="20" calcext:value-type="float">
            <text:p>20</text:p>
          </table:table-cell>
          <table:table-cell table:formula="of:=ABS(OFFSET([.F$2];[.$A22]-1;0)-OFFSET([.F$2];[.$B22]-1;0))" office:value-type="float" office:value="2" calcext:value-type="float">
            <text:p>2</text:p>
          </table:table-cell>
          <table:table-cell table:formula="of:=ABS(OFFSET([.G$2];[.$A22]-1;0)-OFFSET([.G$2];[.$B22]-1;0))" office:value-type="float" office:value="13" calcext:value-type="float">
            <text:p>13</text:p>
          </table:table-cell>
          <table:table-cell table:style-name="ce9" table:formula="of:=ABS(OFFSET([.H$2];[.$A22]-1;0)-OFFSET([.H$2];[.$B22]-1;0))" office:value-type="float" office:value="18" calcext:value-type="float">
            <text:p>18</text:p>
          </table:table-cell>
          <table:table-cell table:style-name="ce9" table:formula="of:=ABS(OFFSET([.I$2];[.$A22]-1;0)-OFFSET([.I$2];[.$B22]-1;0))" office:value-type="float" office:value="28" calcext:value-type="float">
            <text:p>28</text:p>
          </table:table-cell>
          <table:table-cell/>
          <table:table-cell table:formula="of:=SUM([.C34:.I34]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23]-1;0)-OFFSET([.C$2];[.$B23]-1;0))" office:value-type="float" office:value="2" calcext:value-type="float">
            <text:p>2</text:p>
          </table:table-cell>
          <table:table-cell table:formula="of:=ABS(OFFSET([.D$2];[.$A23]-1;0)-OFFSET([.D$2];[.$B23]-1;0))" office:value-type="float" office:value="12" calcext:value-type="float">
            <text:p>12</text:p>
          </table:table-cell>
          <table:table-cell table:formula="of:=ABS(OFFSET([.E$2];[.$A23]-1;0)-OFFSET([.E$2];[.$B23]-1;0))" office:value-type="float" office:value="8" calcext:value-type="float">
            <text:p>8</text:p>
          </table:table-cell>
          <table:table-cell table:formula="of:=ABS(OFFSET([.F$2];[.$A23]-1;0)-OFFSET([.F$2];[.$B23]-1;0))" office:value-type="float" office:value="32" calcext:value-type="float">
            <text:p>32</text:p>
          </table:table-cell>
          <table:table-cell table:formula="of:=ABS(OFFSET([.G$2];[.$A23]-1;0)-OFFSET([.G$2];[.$B23]-1;0))" office:value-type="float" office:value="8" calcext:value-type="float">
            <text:p>8</text:p>
          </table:table-cell>
          <table:table-cell table:style-name="ce9" table:formula="of:=ABS(OFFSET([.H$2];[.$A23]-1;0)-OFFSET([.H$2];[.$B23]-1;0))" office:value-type="float" office:value="32" calcext:value-type="float">
            <text:p>32</text:p>
          </table:table-cell>
          <table:table-cell table:style-name="ce9" table:formula="of:=ABS(OFFSET([.I$2];[.$A23]-1;0)-OFFSET([.I$2];[.$B23]-1;0))" office:value-type="float" office:value="26" calcext:value-type="float">
            <text:p>26</text:p>
          </table:table-cell>
          <table:table-cell/>
          <table:table-cell table:formula="of:=SUM([.C35:.I35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BS(OFFSET([.C$2];[.$A24]-1;0)-OFFSET([.C$2];[.$B24]-1;0))" office:value-type="float" office:value="31" calcext:value-type="float">
            <text:p>31</text:p>
          </table:table-cell>
          <table:table-cell table:formula="of:=ABS(OFFSET([.D$2];[.$A24]-1;0)-OFFSET([.D$2];[.$B24]-1;0))" office:value-type="float" office:value="11" calcext:value-type="float">
            <text:p>11</text:p>
          </table:table-cell>
          <table:table-cell table:formula="of:=ABS(OFFSET([.E$2];[.$A24]-1;0)-OFFSET([.E$2];[.$B24]-1;0))" office:value-type="float" office:value="28" calcext:value-type="float">
            <text:p>28</text:p>
          </table:table-cell>
          <table:table-cell table:formula="of:=ABS(OFFSET([.F$2];[.$A24]-1;0)-OFFSET([.F$2];[.$B24]-1;0))" office:value-type="float" office:value="30" calcext:value-type="float">
            <text:p>30</text:p>
          </table:table-cell>
          <table:table-cell table:formula="of:=ABS(OFFSET([.G$2];[.$A24]-1;0)-OFFSET([.G$2];[.$B24]-1;0))" office:value-type="float" office:value="21" calcext:value-type="float">
            <text:p>21</text:p>
          </table:table-cell>
          <table:table-cell table:style-name="ce9" table:formula="of:=ABS(OFFSET([.H$2];[.$A24]-1;0)-OFFSET([.H$2];[.$B24]-1;0))" office:value-type="float" office:value="14" calcext:value-type="float">
            <text:p>14</text:p>
          </table:table-cell>
          <table:table-cell table:style-name="ce9" table:formula="of:=ABS(OFFSET([.I$2];[.$A24]-1;0)-OFFSET([.I$2];[.$B24]-1;0))" office:value-type="float" office:value="2" calcext:value-type="float">
            <text:p>2</text:p>
          </table:table-cell>
          <table:table-cell/>
          <table:table-cell table:formula="of:=SUM([.C36:.I36]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Мера сходства Хэмминга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9">
          <table:table-cell table:number-columns-repeated="2"/>
          <table:table-cell table:style-name="ce6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08:41:31.812729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9:14:54.489951002</meta:creation-date>
    <dc:date>2019-02-19T09:14:59.352850820</dc:date>
    <meta:editing-duration>PT57M49S</meta:editing-duration>
    <meta:editing-cycles>7</meta:editing-cycles>
    <meta:generator>LibreOffice/6.2.0.3$MacOSX_X86_64 LibreOffice_project/98c6a8a1c6c7b144ce3cc729e34964b47ce25d62</meta:generator>
    <meta:document-statistic meta:table-count="3" meta:cell-count="317" meta:object-count="0"/>
    <meta:user-defined meta:name=""/>
  </office:meta>
</office:document-meta>
</file>